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eorgia1" svg:font-family="Georgia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0987e"/>
    </style:style>
    <style:style style:name="P2" style:family="paragraph" style:parent-style-name="Standard">
      <style:text-properties officeooo:paragraph-rsid="0012d500"/>
    </style:style>
    <style:style style:name="P3" style:family="paragraph" style:parent-style-name="Standard">
      <style:text-properties officeooo:paragraph-rsid="0014d036"/>
    </style:style>
    <style:style style:name="P4" style:family="paragraph" style:parent-style-name="Standard">
      <style:text-properties officeooo:paragraph-rsid="0016fada"/>
    </style:style>
    <style:style style:name="P5" style:family="paragraph" style:parent-style-name="Standard">
      <style:text-properties officeooo:paragraph-rsid="00176b27"/>
    </style:style>
    <style:style style:name="P6" style:family="paragraph" style:parent-style-name="Standard">
      <style:text-properties officeooo:paragraph-rsid="0017d1a7"/>
    </style:style>
    <style:style style:name="P7" style:family="paragraph" style:parent-style-name="Standard">
      <style:text-properties officeooo:paragraph-rsid="0017d6d3"/>
    </style:style>
    <style:style style:name="P8" style:family="paragraph" style:parent-style-name="Standard">
      <style:text-properties officeooo:paragraph-rsid="001845e2"/>
    </style:style>
    <style:style style:name="P9" style:family="paragraph" style:parent-style-name="Standard">
      <style:text-properties officeooo:paragraph-rsid="0019b7f0"/>
    </style:style>
    <style:style style:name="P10" style:family="paragraph" style:parent-style-name="Standard">
      <style:text-properties officeooo:paragraph-rsid="001b260b"/>
    </style:style>
    <style:style style:name="P11" style:family="paragraph" style:parent-style-name="Standard">
      <style:text-properties officeooo:paragraph-rsid="001ba712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officeooo:rsid="0010987e"/>
    </style:style>
    <style:style style:name="T2" style:family="text">
      <style:text-properties fo:font-weight="bold" officeooo:rsid="0010987e" style:font-weight-asian="bold" style:font-weight-complex="bold"/>
    </style:style>
    <style:style style:name="T3" style:family="text">
      <style:text-properties fo:font-weight="bold" officeooo:rsid="0012d500" style:font-weight-asian="bold" style:font-weight-complex="bold"/>
    </style:style>
    <style:style style:name="T4" style:family="text">
      <style:text-properties fo:font-weight="bold" officeooo:rsid="0014d036" style:font-weight-asian="bold" style:font-weight-complex="bold"/>
    </style:style>
    <style:style style:name="T5" style:family="text">
      <style:text-properties fo:font-weight="bold" officeooo:rsid="0016fada" style:font-weight-asian="bold" style:font-weight-complex="bold"/>
    </style:style>
    <style:style style:name="T6" style:family="text">
      <style:text-properties fo:font-weight="bold" officeooo:rsid="0017d1a7" style:font-weight-asian="bold" style:font-weight-complex="bold"/>
    </style:style>
    <style:style style:name="T7" style:family="text">
      <style:text-properties fo:font-weight="bold" officeooo:rsid="001ce81f" style:font-weight-asian="bold" style:font-weight-complex="bold"/>
    </style:style>
    <style:style style:name="T8" style:family="text">
      <style:text-properties officeooo:rsid="0012245c"/>
    </style:style>
    <style:style style:name="T9" style:family="text">
      <style:text-properties officeooo:rsid="0012d500"/>
    </style:style>
    <style:style style:name="T10" style:family="text">
      <style:text-properties officeooo:rsid="0014d036"/>
    </style:style>
    <style:style style:name="T11" style:family="text">
      <style:text-properties officeooo:rsid="0016fada"/>
    </style:style>
    <style:style style:name="T12" style:family="text">
      <style:text-properties officeooo:rsid="00176b27"/>
    </style:style>
    <style:style style:name="T13" style:family="text">
      <style:text-properties officeooo:rsid="0017d1a7"/>
    </style:style>
    <style:style style:name="T14" style:family="text">
      <style:text-properties fo:font-weight="normal" officeooo:rsid="0017d1a7" style:font-weight-asian="normal" style:font-weight-complex="normal"/>
    </style:style>
    <style:style style:name="T15" style:family="text">
      <style:text-properties fo:font-weight="normal" officeooo:rsid="001ce81f" style:font-weight-asian="normal" style:font-weight-complex="normal"/>
    </style:style>
    <style:style style:name="T16" style:family="text">
      <style:text-properties officeooo:rsid="0017d6d3"/>
    </style:style>
    <style:style style:name="T17" style:family="text">
      <style:text-properties officeooo:rsid="001845e2"/>
    </style:style>
    <style:style style:name="T18" style:family="text">
      <style:text-properties officeooo:rsid="0019b7f0"/>
    </style:style>
    <style:style style:name="T19" style:family="text">
      <style:text-properties officeooo:rsid="001b260b"/>
    </style:style>
    <style:style style:name="T20" style:family="text">
      <style:text-properties officeooo:rsid="001ba7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P2"><text:span text:style-name="T9">RG's cotton trade.</text:span></text:p>
      <text:p text:style-name="P2"><text:span text:style-name="T9"/></text:p>
      <text:p text:style-name="P1"><text:span text:style-name="T1">Bonus information and "debt of gratitude".</text:span></text:p>
      <text:p text:style-name="P2"><text:span text:style-name="T9"/></text:p>
      <text:p text:style-name="P9"><text:span text:style-name="T18">New moon: 1926-10-06 17;14 EST</text:span></text:p>
      <text:p text:style-name="P9"><text:span text:style-name="T18">Full moon: 1926-10-21 00:16 EST</text:span></text:p>
      <text:p text:style-name="P9"><text:span text:style-name="T18"/></text:p>
      <text:p text:style-name="P7"><text:span text:style-name="T16">pg. 40.</text:span></text:p>
      <text:p text:style-name="P7"><text:span text:style-name="T16">Cause: Beautiful sunshiny: Saturday</text:span><text:span text:style-name="T17"> afternoon</text:span><text:span text:style-name="T16">, October 23, 1926.</text:span></text:p>
      <text:p text:style-name="P8"><text:span text:style-name="T17">At noon, Sun at 209.537 degrees. <text:s/>(So G.Sun would ingress into Scoprio around midnight).</text:span></text:p>
      <text:p text:style-name="P8"><text:span text:style-name="T17">Arrived in Sherman that night, Marie welcomed him with open arms.</text:span></text:p>
      <text:p text:style-name="P8"><text:span text:style-name="T17">This is 3 days after Full moon of G.Sun in Libra.</text:span></text:p>
      <text:p text:style-name="P8"><text:span text:style-name="T17">This is the first Saturday after Full moon of G.Sun in Libra.</text:span></text:p>
      <text:p text:style-name="P8"><text:span text:style-name="T17"/></text:p>
      <text:p text:style-name="P9"><text:span text:style-name="T18">pg. 42</text:span></text:p>
      <text:p text:style-name="P9"><text:span text:style-name="T18">Christmas </text:span><text:span text:style-name="T19">[1926] </text:span><text:span text:style-name="T18">is 66 days and also 66 degrees since full moon of G.Sun in Libra.</text:span></text:p>
      <text:p text:style-name="P10"><text:span text:style-name="T19">Wise men of the East knew where and when Jesus Christ would be born by the study of stars. [pg. 67].</text:span></text:p>
      <text:p text:style-name="P10"><text:span text:style-name="T19"/></text:p>
      <text:p text:style-name="P1"><text:span text:style-name="T1">pg. 43-44. <text:s/></text:span></text:p>
      <text:p text:style-name="P1"><text:span text:style-name="T1">Letter dated January 1, 1927.</text:span></text:p>
      <text:p text:style-name="P1"><text:span text:style-name="T1">Bonus given from Mr. K in a </text:span><text:span text:style-name="T2">beautiful</text:span><text:span text:style-name="T1"> letter of commendation.</text:span></text:p>
      <text:p text:style-name="P1"><text:span text:style-name="T1">Bonus was </text:span><text:span text:style-name="T2">$500 </text:span><text:span text:style-name="T1">and a notice of an advance in his salary of $50 a month.</text:span></text:p>
      <text:p text:style-name="P9"><text:span text:style-name="T18">This is 73 days after Full moon of G.Sun in Libra.</text:span></text:p>
      <text:p text:style-name="P9"><text:span text:style-name="T18"/></text:p>
      <text:p text:style-name="P1"><text:span text:style-name="T1">pg. 62.</text:span></text:p>
      <text:p text:style-name="P1"><text:span text:style-name="T1">Letter dated January 15, 1927.</text:span></text:p>
      <text:p text:style-name="P1"><text:span text:style-name="T1">RG reiterates his appreciation. <text:s/>He wants money to to to NY to join Walter there.</text:span></text:p>
      <text:p text:style-name="P1"><text:span text:style-name="T1">Wants to use </text:span><text:span text:style-name="T2">$500 </text:span><text:span text:style-name="T1">Mr. K gave him plus another </text:span><text:span text:style-name="T2">$500 </text:span><text:span text:style-name="T1">that RG has saved up to buy cotton and hold for the Spring and Summer.</text:span></text:p>
      <text:p text:style-name="P1"><text:span text:style-name="T1"/></text:p>
      <text:p text:style-name="P1"><text:span text:style-name="T1">pg. 65-</text:span><text:span text:style-name="T2">66</text:span><text:span text:style-name="T1">.</text:span></text:p>
      <text:p text:style-name="P1"><text:span text:style-name="T1">Letter dated January 24, 1927. <text:s/>(RG's second letter to Mr. K).</text:span></text:p>
      <text:p text:style-name="P1"><text:span text:style-name="T1">RG appreciates Mr. K's </text:span><text:span text:style-name="T2">fatherly </text:span><text:span text:style-name="T1">advice. <text:s/>Mr. K has RG's interest at </text:span><text:span text:style-name="T2">heart</text:span><text:span text:style-name="T1">.</text:span></text:p>
      <text:p text:style-name="P1"><text:span text:style-name="T1">Bible is word #19 on the page.</text:span></text:p>
      <text:p text:style-name="P11"><text:span text:style-name="T1">Sir William Crooks (</text:span><text:span text:style-name="T2">153</text:span><text:span text:style-name="T1">) quote with 30 words and </text:span><text:span text:style-name="T20">139 letters. <text:s/></text:span></text:p>
      <text:p text:style-name="P11"><text:span text:style-name="T20">Quote mentions: "gates of knowledge".</text:span></text:p>
      <text:p text:style-name="P1"><text:span text:style-name="T1">RG says he must have </text:span><text:span text:style-name="T2">faith</text:span><text:span text:style-name="T1"> in himself, and above all, have the </text:span><text:span text:style-name="T2">faith</text:span><text:span text:style-name="T1"> which is instilled in him through the study of the Bible. <text:s/></text:span></text:p>
      <text:p text:style-name="P1"><text:span text:style-name="T1">Purchase of </text:span><text:span text:style-name="T8">200 bales of </text:span><text:span text:style-name="T1">July cotton at 13.80. <text:s/></text:span></text:p>
      <text:p text:style-name="P1"><text:span text:style-name="T1"/></text:p>
      <text:p text:style-name="P1"><text:span text:style-name="T1">Stars talked about on pg. 66.</text:span></text:p>
      <text:p text:style-name="P1"><text:span text:style-name="T1"/></text:p>
      <text:p text:style-name="P2"><text:soft-page-break/><text:span text:style-name="T9">pg. 70</text:span></text:p>
      <text:p text:style-name="P2"><text:span text:style-name="T9">"time factor" (of 70).</text:span></text:p>
      <text:p text:style-name="P2"><text:span text:style-name="T3">Night of January 24, 1927.</text:span></text:p>
      <text:p text:style-name="P2"><text:span text:style-name="T9">RG starts on the road to fame and fortune. <text:s/><text:line-break/>BEGINNING.</text:span></text:p>
      <text:p text:style-name="P2"><text:span text:style-name="T9">RG bought 200 bales of July cotton at 13.80 and put up $1000 as margin.</text:span></text:p>
      <text:p text:style-name="P2"><text:span text:style-name="T9"/></text:p>
      <text:p text:style-name="P4"><text:span text:style-name="T11">pg. 70 and 71</text:span></text:p>
      <text:p text:style-name="P4"><text:span text:style-name="T11">These pages both reference when RG and Marie were together last. <text:s/>(October 23, 1926.)</text:span></text:p>
      <text:p text:style-name="P4"><text:span text:style-name="T11">RG says he was going to start speculating as soon as he got the money.</text:span></text:p>
      <text:p text:style-name="P4"><text:span text:style-name="T11">[rluu: So something was initialized on October 23, 1926, but did not get applied some later dates. <text:s/>These dates being: January 1, 1927 and January 24, 1927 <text:s/>???]</text:span></text:p>
      <text:p text:style-name="P4"><text:span text:style-name="T11"/></text:p>
      <text:p text:style-name="P4"><text:span text:style-name="T11">pg. 71</text:span></text:p>
      <text:p text:style-name="P4"><text:span text:style-name="T11">Good little woman is the </text:span><text:span text:style-name="T5">cause</text:span><text:span text:style-name="T11">, which was Fall 1926 (October 23, 1926).</text:span></text:p>
      <text:p text:style-name="P5"><text:span text:style-name="T12">"I trust you and love you" --&gt; 6 words, 19</text:span><text:span text:style-name="T13"> </text:span><text:span text:style-name="T12">letters.</text:span></text:p>
      <text:p text:style-name="P6"><text:span text:style-name="T14">"Success" and "achievement" </text:span><text:span text:style-name="T13">is the </text:span><text:span text:style-name="T6">effect</text:span><text:span text:style-name="T7"> </text:span><text:span text:style-name="T15">or end result.</text:span></text:p>
      <text:p text:style-name="P5"><text:span text:style-name="T12"/></text:p>
      <text:p text:style-name="P4"><text:span text:style-name="T11"/></text:p>
      <text:p text:style-name="P4"><text:span text:style-name="T11"/></text:p>
      <text:p text:style-name="P3"><text:span text:style-name="T10">pg. 92-93</text:span></text:p>
      <text:p text:style-name="P3"><text:span text:style-name="T10">I believe Mr. Kennelworth is going to make a lot of money on his cotton and I want to see him make it because he is an honest, whole-hearted man and has done everything he could to help me. The $500 bonus he gave me in January enabled me to have margin enough to buy the cotton, and if I make a great success I will feel that I owe him a great </text:span><text:span text:style-name="T4">debt of gratitude</text:span><text:span text:style-name="T10">, because </text:span><text:span text:style-name="T4">he has really helped me get a start.</text:span></text:p>
      <text:p text:style-name="P3"><text:span text:style-name="T10"/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Georgia1" svg:font-family="Georgia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7-31T12:47:42</meta:creation-date>
    <dc:date>2013-07-31T22:54:14</dc:date>
    <dc:creator>Ryan </dc:creator>
    <meta:editing-duration>PT9H42M38S</meta:editing-duration>
    <meta:editing-cycles>14</meta:editing-cycles>
    <meta:generator>LibreOffice/3.6$Linux_X86_64 LibreOffice_project/360m1$Build-304</meta:generator>
    <meta:document-statistic meta:table-count="0" meta:image-count="0" meta:object-count="0" meta:page-count="2" meta:paragraph-count="46" meta:word-count="518" meta:character-count="2695" meta:non-whitespace-character-count="2207"/>
  </office:meta>
</office:document-meta>
</file>